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fo:border="0.99pt ridge #000000"/>
      <style:paragraph-properties fo:text-align="justify" fo:margin-left="0cm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justify" fo:margin-left="0cm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justify" fo:margin-left="0cm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justify" fo:margin-left="0cm"/>
    </style:style>
    <style:style style:name="ce7" style:family="table-cell" style:parent-style-name="Default">
      <style:table-cell-properties fo:border-bottom="none" style:text-align-source="value-type" style:repeat-content="false" fo:border-left="0.99pt ridge #000000" fo:border-right="0.99pt ridge #000000" fo:border-top="none"/>
      <style:paragraph-properties fo:margin-left="0cm"/>
    </style:style>
    <style:style style:name="ce8" style:family="table-cell" style:parent-style-name="Default">
      <style:table-cell-properties fo:border-bottom="0.99pt ridge #000000" style:text-align-source="value-type" style:repeat-content="false" fo:border-left="0.99pt ridge #000000" fo:border-right="0.99pt ridge #000000" fo:border-top="none"/>
      <style:paragraph-properties fo:margin-left="0cm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</style:style>
    <style:style style:name="ce10" style:family="table-cell" style:parent-style-name="Default">
      <style:table-cell-properties fo:border-bottom="none" fo:border-left="0.99pt ridge #000000" fo:border-right="0.99pt ridge #000000" fo:border-top="none"/>
    </style:style>
    <style:style style:name="ce11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in</text:p>
          </table:table-cell>
          <table:table-cell table:style-name="ce2" office:value-type="string" calcext:value-type="string">
            <text:p>V_D (V)</text:p>
          </table:table-cell>
          <table:table-cell table:style-name="ce2" office:value-type="string" calcext:value-type="string">
            <text:p>V_R</text:p>
          </table:table-cell>
          <table:table-cell table:style-name="ce2" office:value-type="string" calcext:value-type="string">
            <text:p>I (A)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0.0005" calcext:value-type="float">
            <text:p>0,0005</text:p>
          </table:table-cell>
          <table:table-cell table:formula="of:=[.D8] /510" office:value-type="float" office:value="0.000000980392156862745" calcext:value-type="float">
            <text:p>9,80392156862745E-07</text:p>
          </table:table-cell>
          <table:table-cell office:value-type="float" office:value="0.0001" calcext:value-type="float">
            <text:p>0,0001</text:p>
          </table:table-cell>
          <table:table-cell table:formula="of:=[.F8]/510+[.D8]/510^2" office:value-type="float" office:value="0.000000198000768935025" calcext:value-type="float">
            <text:p>1,98000768935025E-07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0.00028" calcext:value-type="float">
            <text:p>0,00028</text:p>
          </table:table-cell>
          <table:table-cell table:formula="of:=[.D9] /510" office:value-type="float" office:value="0.000000549019607843137" calcext:value-type="float">
            <text:p>5,49019607843137E-07</text:p>
          </table:table-cell>
          <table:table-cell office:value-type="float" office:value="0.0001" calcext:value-type="float">
            <text:p>0,0001</text:p>
          </table:table-cell>
          <table:table-cell table:formula="of:=[.F9]/510+[.D9]/510^2" office:value-type="float" office:value="0.000000197154940407536" calcext:value-type="float">
            <text:p>1,97154940407536E-07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13" calcext:value-type="float">
            <text:p>0,00013</text:p>
          </table:table-cell>
          <table:table-cell table:formula="of:=[.D10] /510" office:value-type="float" office:value="0.000000254901960784314" calcext:value-type="float">
            <text:p>2,54901960784314E-07</text:p>
          </table:table-cell>
          <table:table-cell office:value-type="float" office:value="0.0001" calcext:value-type="float">
            <text:p>0,0001</text:p>
          </table:table-cell>
          <table:table-cell table:formula="of:=[.F10]/510+[.D10]/510^2" office:value-type="float" office:value="0.000000196578239138793" calcext:value-type="float">
            <text:p>1,96578239138793E-07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0008" calcext:value-type="float">
            <text:p>8E-05</text:p>
          </table:table-cell>
          <table:table-cell table:formula="of:=[.D11] /510" office:value-type="float" office:value="0.000000156862745098039" calcext:value-type="float">
            <text:p>1,56862745098039E-07</text:p>
          </table:table-cell>
          <table:table-cell table:style-name="ce21" office:value-type="float" office:value="0.00001" calcext:value-type="float">
            <text:p>1,00E-05</text:p>
          </table:table-cell>
          <table:table-cell table:formula="of:=[.F11]/510+[.D11]/510^2" office:value-type="float" office:value="0.0000000199154171472511" calcext:value-type="float">
            <text:p>1,99154171472511E-08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003" calcext:value-type="float">
            <text:p>3E-05</text:p>
          </table:table-cell>
          <table:table-cell table:formula="of:=[.D12] /510" office:value-type="float" office:value="0.0000000588235294117647" calcext:value-type="float">
            <text:p>5,88235294117647E-08</text:p>
          </table:table-cell>
          <table:table-cell table:style-name="ce21" office:value-type="float" office:value="0.00001" calcext:value-type="float">
            <text:p>1,00E-05</text:p>
          </table:table-cell>
          <table:table-cell table:formula="of:=[.F12]/510+[.D12]/510^2" office:value-type="float" office:value="0.0000000197231833910035" calcext:value-type="float">
            <text:p>1,97231833910035E-08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1" calcext:value-type="float">
            <text:p>1E-05</text:p>
          </table:table-cell>
          <table:table-cell table:formula="of:=[.D13] /510" office:value-type="float" office:value="0.0000000196078431372549" calcext:value-type="float">
            <text:p>1,96078431372549E-08</text:p>
          </table:table-cell>
          <table:table-cell table:style-name="ce21" office:value-type="float" office:value="0.00001" calcext:value-type="float">
            <text:p>1,00E-05</text:p>
          </table:table-cell>
          <table:table-cell table:formula="of:=[.F13]/510+[.D13]/510^2" office:value-type="float" office:value="0.0000000196462898885044" calcext:value-type="float">
            <text:p>1,96462898885044E-08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01" calcext:value-type="float">
            <text:p>1E-05</text:p>
          </table:table-cell>
          <table:table-cell table:formula="of:=[.D14] /510" office:value-type="float" office:value="0.0000000196078431372549" calcext:value-type="float">
            <text:p>1,96078431372549E-08</text:p>
          </table:table-cell>
          <table:table-cell table:style-name="ce21" office:value-type="float" office:value="0.00001" calcext:value-type="float">
            <text:p>1,00E-05</text:p>
          </table:table-cell>
          <table:table-cell table:formula="of:=[.F14]/510+[.D14]/510^2" office:value-type="float" office:value="0.0000000196462898885044" calcext:value-type="float">
            <text:p>1,96462898885044E-08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287" calcext:value-type="float">
            <text:p>0,287</text:p>
          </table:table-cell>
          <table:table-cell table:style-name="ce3" office:value-type="float" office:value="0.0002" calcext:value-type="float">
            <text:p>0,0002</text:p>
          </table:table-cell>
          <table:table-cell table:formula="of:=[.D15] /510" office:value-type="float" office:value="0.000000392156862745098" calcext:value-type="float">
            <text:p>3,92156862745098E-07</text:p>
          </table:table-cell>
          <table:table-cell office:value-type="float" office:value="0.0001" calcext:value-type="float">
            <text:p>0,0001</text:p>
          </table:table-cell>
          <table:table-cell table:formula="of:=[.F15]/510+[.D15]/510^2" office:value-type="float" office:value="0.000000196847366397539" calcext:value-type="float">
            <text:p>1,96847366397539E-07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12" calcext:value-type="float">
            <text:p>0,512</text:p>
          </table:table-cell>
          <table:table-cell table:style-name="ce3" office:value-type="float" office:value="0.1222" calcext:value-type="float">
            <text:p>0,1222</text:p>
          </table:table-cell>
          <table:table-cell table:formula="of:=[.D16] /510" office:value-type="float" office:value="0.000239607843137255" calcext:value-type="float">
            <text:p>0,000239607843137</text:p>
          </table:table-cell>
          <table:table-cell office:value-type="float" office:value="0.0001" calcext:value-type="float">
            <text:p>0,0001</text:p>
          </table:table-cell>
          <table:table-cell table:formula="of:=[.F16]/510+[.D16]/510^2" office:value-type="float" office:value="0.000000665897731641676" calcext:value-type="float">
            <text:p>6,65897731641676E-0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71" calcext:value-type="float">
            <text:p>0,571</text:p>
          </table:table-cell>
          <table:table-cell table:style-name="ce3" office:value-type="float" office:value="0.47" calcext:value-type="float">
            <text:p>0,47</text:p>
          </table:table-cell>
          <table:table-cell table:formula="of:=[.D17] /510" office:value-type="float" office:value="0.000921568627450981" calcext:value-type="float">
            <text:p>0,000921568627451</text:p>
          </table:table-cell>
          <table:table-cell office:value-type="float" office:value="0.001" calcext:value-type="float">
            <text:p>0,001</text:p>
          </table:table-cell>
          <table:table-cell table:formula="of:=[.F17]/510+[.D17]/510^2" office:value-type="float" office:value="0.0000037677816224529" calcext:value-type="float">
            <text:p>3,7677816224529E-0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619" calcext:value-type="float">
            <text:p>0,619</text:p>
          </table:table-cell>
          <table:table-cell table:style-name="ce3" office:value-type="float" office:value="1.414" calcext:value-type="float">
            <text:p>1,414</text:p>
          </table:table-cell>
          <table:table-cell table:formula="of:=[.D18] /510" office:value-type="float" office:value="0.00277254901960784" calcext:value-type="float">
            <text:p>0,002772549019608</text:p>
          </table:table-cell>
          <table:table-cell office:value-type="float" office:value="0.001" calcext:value-type="float">
            <text:p>0,001</text:p>
          </table:table-cell>
          <table:table-cell table:formula="of:=[.F18]/510+[.D18]/510^2" office:value-type="float" office:value="0.00000739715494040754" calcext:value-type="float">
            <text:p>7,39715494040754E-0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43" calcext:value-type="float">
            <text:p>0,643</text:p>
          </table:table-cell>
          <table:table-cell table:style-name="ce3" office:value-type="float" office:value="2.388" calcext:value-type="float">
            <text:p>2,388</text:p>
          </table:table-cell>
          <table:table-cell table:formula="of:=[.D19] /510" office:value-type="float" office:value="0.00468235294117647" calcext:value-type="float">
            <text:p>0,004682352941176</text:p>
          </table:table-cell>
          <table:table-cell office:value-type="float" office:value="0.001" calcext:value-type="float">
            <text:p>0,001</text:p>
          </table:table-cell>
          <table:table-cell table:formula="of:=[.F19]/510+[.D19]/510^2" office:value-type="float" office:value="0.0000111418685121107" calcext:value-type="float">
            <text:p>1,11418685121107E-0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659" calcext:value-type="float">
            <text:p>0,659</text:p>
          </table:table-cell>
          <table:table-cell table:style-name="ce3" office:value-type="float" office:value="3.348" calcext:value-type="float">
            <text:p>3,348</text:p>
          </table:table-cell>
          <table:table-cell table:formula="of:=[.D20] /510" office:value-type="float" office:value="0.00656470588235294" calcext:value-type="float">
            <text:p>0,006564705882353</text:p>
          </table:table-cell>
          <table:table-cell office:value-type="float" office:value="0.001" calcext:value-type="float">
            <text:p>0,001</text:p>
          </table:table-cell>
          <table:table-cell table:formula="of:=[.F20]/510+[.D20]/510^2" office:value-type="float" office:value="0.0000148327566320646" calcext:value-type="float">
            <text:p>1,48327566320646E-05</text:p>
          </table:table-cell>
          <table:table-cell office:value-type="string" calcext:value-type="string">
            <text:p>7,76m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7" calcext:value-type="float">
            <text:p>0,67</text:p>
          </table:table-cell>
          <table:table-cell table:style-name="ce3" office:value-type="float" office:value="4.32" calcext:value-type="float">
            <text:p>4,32</text:p>
          </table:table-cell>
          <table:table-cell table:formula="of:=[.D21] /510" office:value-type="float" office:value="0.00847058823529412" calcext:value-type="float">
            <text:p>0,008470588235294</text:p>
          </table:table-cell>
          <table:table-cell office:value-type="float" office:value="0.01" calcext:value-type="float">
            <text:p>0,01</text:p>
          </table:table-cell>
          <table:table-cell table:formula="of:=[.F21]/510+[.D21]/510^2" office:value-type="float" office:value="0.0000362168396770473" calcext:value-type="float">
            <text:p>3,62168396770473E-0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679" calcext:value-type="float">
            <text:p>0,679</text:p>
          </table:table-cell>
          <table:table-cell table:style-name="ce3" office:value-type="float" office:value="5.25" calcext:value-type="float">
            <text:p>5,25</text:p>
          </table:table-cell>
          <table:table-cell table:formula="of:=[.D22] /510" office:value-type="float" office:value="0.0102941176470588" calcext:value-type="float">
            <text:p>0,010294117647059</text:p>
          </table:table-cell>
          <table:table-cell office:value-type="float" office:value="0.01" calcext:value-type="float">
            <text:p>0,01</text:p>
          </table:table-cell>
          <table:table-cell table:formula="of:=[.F22]/510+[.D22]/510^2" office:value-type="float" office:value="0.0000397923875432526" calcext:value-type="float">
            <text:p>3,97923875432526E-0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686" calcext:value-type="float">
            <text:p>0,686</text:p>
          </table:table-cell>
          <table:table-cell table:style-name="ce3" office:value-type="float" office:value="6.27" calcext:value-type="float">
            <text:p>6,27</text:p>
          </table:table-cell>
          <table:table-cell table:formula="of:=[.D23] /510" office:value-type="float" office:value="0.0122941176470588" calcext:value-type="float">
            <text:p>0,012294117647059</text:p>
          </table:table-cell>
          <table:table-cell office:value-type="float" office:value="0.01" calcext:value-type="float">
            <text:p>0,01</text:p>
          </table:table-cell>
          <table:table-cell table:formula="of:=[.F23]/510+[.D23]/510^2" office:value-type="float" office:value="0.0000437139561707036" calcext:value-type="float">
            <text:p>4,37139561707036E-0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93" calcext:value-type="float">
            <text:p>0,693</text:p>
          </table:table-cell>
          <table:table-cell table:style-name="ce3" office:value-type="float" office:value="7.25" calcext:value-type="float">
            <text:p>7,25</text:p>
          </table:table-cell>
          <table:table-cell table:formula="of:=[.D24] /510" office:value-type="float" office:value="0.0142156862745098" calcext:value-type="float">
            <text:p>0,01421568627451</text:p>
          </table:table-cell>
          <table:table-cell office:value-type="float" office:value="0.01" calcext:value-type="float">
            <text:p>0,01</text:p>
          </table:table-cell>
          <table:table-cell table:formula="of:=[.F24]/510+[.D24]/510^2" office:value-type="float" office:value="0.0000474817377931565" calcext:value-type="float">
            <text:p>4,74817377931565E-0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699" calcext:value-type="float">
            <text:p>0,699</text:p>
          </table:table-cell>
          <table:table-cell table:style-name="ce3" office:value-type="float" office:value="8.27" calcext:value-type="float">
            <text:p>8,27</text:p>
          </table:table-cell>
          <table:table-cell table:formula="of:=[.D25] /510" office:value-type="float" office:value="0.0162156862745098" calcext:value-type="float">
            <text:p>0,01621568627451</text:p>
          </table:table-cell>
          <table:table-cell office:value-type="float" office:value="0.01" calcext:value-type="float">
            <text:p>0,01</text:p>
          </table:table-cell>
          <table:table-cell table:formula="of:=[.F25]/510+[.D25]/510^2" office:value-type="float" office:value="0.0000514033064206075" calcext:value-type="float">
            <text:p>5,14033064206075E-05</text:p>
          </table:table-cell>
          <table:table-cell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703" calcext:value-type="float">
            <text:p>0,703</text:p>
          </table:table-cell>
          <table:table-cell table:style-name="ce4" office:value-type="float" office:value="9.28" calcext:value-type="float">
            <text:p>9,28</text:p>
          </table:table-cell>
          <table:table-cell table:style-name="ce4" table:formula="of:=[.D26] /510" office:value-type="float" office:value="0.0181960784313725" calcext:value-type="float">
            <text:p>0,018196078431373</text:p>
          </table:table-cell>
          <table:table-cell office:value-type="float" office:value="0.01" calcext:value-type="float">
            <text:p>0,01</text:p>
          </table:table-cell>
          <table:table-cell table:formula="of:=[.F26]/510+[.D26]/510^2" office:value-type="float" office:value="0.0000552864282968089" calcext:value-type="float">
            <text:p>5,52864282968089E-05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zener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Vin</text:p>
          </table:table-cell>
          <table:table-cell table:style-name="ce2" office:value-type="string" calcext:value-type="string">
            <text:p>V_Z (V)</text:p>
          </table:table-cell>
          <table:table-cell table:style-name="ce2" office:value-type="string" calcext:value-type="string">
            <text:p>V_R</text:p>
          </table:table-cell>
          <table:table-cell table:style-name="ce2" office:value-type="string" calcext:value-type="string">
            <text:p>I (A)</text:p>
          </table:table-cell>
          <table:table-cell office:value-type="string" calcext:value-type="string">
            <text:p>error en I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 table:style-name="ce3" office:value-type="float" office:value="0" calcext:value-type="float">
            <text:p>0</text:p>
          </table:table-cell>
          <table:table-cell table:formula="of:=[.D34]/100" office:value-type="float" office:value="0" calcext:value-type="float">
            <text:p>0</text:p>
          </table:table-cell>
          <table:table-cell table:formula="of:=0.01/100+[.D34]/10000" office:value-type="float" office:value="0.0001" calcext:value-type="float">
            <text:p>0,0001</text:p>
          </table:table-cell>
          <table:table-cell/>
          <table:table-cell office:value-type="string" calcext:value-type="string">
            <text:p>R=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</text:p>
          </table:table-cell>
          <table:table-cell table:formula="of:=[.D35]/100" office:value-type="float" office:value="0" calcext:value-type="float">
            <text:p>0</text:p>
          </table:table-cell>
          <table:table-cell table:formula="of:=0.01/100+[.D35]/10000" office:value-type="float" office:value="0.0001" calcext:value-type="float">
            <text:p>0,0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3" office:value-type="float" office:value="0.013" calcext:value-type="float">
            <text:p>0,013</text:p>
          </table:table-cell>
          <table:table-cell table:formula="of:=[.D36]/100" office:value-type="float" office:value="0.00013" calcext:value-type="float">
            <text:p>0,00013</text:p>
          </table:table-cell>
          <table:table-cell table:formula="of:=0.01/100+[.D36]/10000" office:value-type="float" office:value="0.0001013" calcext:value-type="float">
            <text:p>0,0001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table:style-name="ce3" office:value-type="float" office:value="0.03" calcext:value-type="float">
            <text:p>0,03</text:p>
          </table:table-cell>
          <table:table-cell table:formula="of:=[.D37]/100" office:value-type="float" office:value="0.0003" calcext:value-type="float">
            <text:p>0,0003</text:p>
          </table:table-cell>
          <table:table-cell table:formula="of:=0.01/100+[.D37]/10000" office:value-type="float" office:value="0.000103" calcext:value-type="float">
            <text:p>0,000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7" calcext:value-type="float">
            <text:p>3,7</text:p>
          </table:table-cell>
          <table:table-cell table:style-name="ce3" office:value-type="float" office:value="0.283" calcext:value-type="float">
            <text:p>0,283</text:p>
          </table:table-cell>
          <table:table-cell table:formula="of:=[.D38]/100" office:value-type="float" office:value="0.00283" calcext:value-type="float">
            <text:p>0,00283</text:p>
          </table:table-cell>
          <table:table-cell table:formula="of:=0.01/100+[.D38]/10000" office:value-type="float" office:value="0.0001283" calcext:value-type="float">
            <text:p>0,0001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13" calcext:value-type="float">
            <text:p>4,13</text:p>
          </table:table-cell>
          <table:table-cell table:style-name="ce3" office:value-type="float" office:value="0.8" calcext:value-type="float">
            <text:p>0,8</text:p>
          </table:table-cell>
          <table:table-cell table:formula="of:=[.D39]/100" office:value-type="float" office:value="0.008" calcext:value-type="float">
            <text:p>0,008</text:p>
          </table:table-cell>
          <table:table-cell table:formula="of:=0.01/100+[.D39]/10000" office:value-type="float" office:value="0.00018" calcext:value-type="float">
            <text:p>0,00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36" calcext:value-type="float">
            <text:p>4,36</text:p>
          </table:table-cell>
          <table:table-cell table:style-name="ce3" office:value-type="float" office:value="1.62" calcext:value-type="float">
            <text:p>1,62</text:p>
          </table:table-cell>
          <table:table-cell table:formula="of:=[.D40]/100" office:value-type="float" office:value="0.0162" calcext:value-type="float">
            <text:p>0,0162</text:p>
          </table:table-cell>
          <table:table-cell table:formula="of:=0.01/100+[.D40]/10000" office:value-type="float" office:value="0.000262" calcext:value-type="float">
            <text:p>0,0002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,46</text:p>
          </table:table-cell>
          <table:table-cell table:style-name="ce3" office:value-type="float" office:value="2.54" calcext:value-type="float">
            <text:p>2,54</text:p>
          </table:table-cell>
          <table:table-cell table:formula="of:=[.D41]/100" office:value-type="float" office:value="0.0254" calcext:value-type="float">
            <text:p>0,0254</text:p>
          </table:table-cell>
          <table:table-cell table:formula="of:=0.01/100+[.D41]/10000" office:value-type="float" office:value="0.000354" calcext:value-type="float">
            <text:p>0,000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.54" calcext:value-type="float">
            <text:p>4,54</text:p>
          </table:table-cell>
          <table:table-cell table:style-name="ce3" office:value-type="float" office:value="3.42" calcext:value-type="float">
            <text:p>3,42</text:p>
          </table:table-cell>
          <table:table-cell table:formula="of:=[.D42]/100" office:value-type="float" office:value="0.0342" calcext:value-type="float">
            <text:p>0,0342</text:p>
          </table:table-cell>
          <table:table-cell table:formula="of:=0.01/100+[.D42]/10000" office:value-type="float" office:value="0.000442" calcext:value-type="float">
            <text:p>0,000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61" calcext:value-type="float">
            <text:p>4,61</text:p>
          </table:table-cell>
          <table:table-cell table:style-name="ce3" office:value-type="float" office:value="4.43" calcext:value-type="float">
            <text:p>4,43</text:p>
          </table:table-cell>
          <table:table-cell table:formula="of:=[.D43]/100" office:value-type="float" office:value="0.0443" calcext:value-type="float">
            <text:p>0,0443</text:p>
          </table:table-cell>
          <table:table-cell table:formula="of:=0.01/100+[.D43]/10000" office:value-type="float" office:value="0.000543" calcext:value-type="float">
            <text:p>0,000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64" calcext:value-type="float">
            <text:p>4,64</text:p>
          </table:table-cell>
          <table:table-cell table:style-name="ce3" office:value-type="float" office:value="5.34" calcext:value-type="float">
            <text:p>5,34</text:p>
          </table:table-cell>
          <table:table-cell table:formula="of:=[.D44]/100" office:value-type="float" office:value="0.0534" calcext:value-type="float">
            <text:p>0,0534</text:p>
          </table:table-cell>
          <table:table-cell table:formula="of:=0.01/100+[.D44]/10000" office:value-type="float" office:value="0.000634" calcext:value-type="float">
            <text:p>0,0006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56" calcext:value-type="float">
            <text:p>4,56</text:p>
          </table:table-cell>
          <table:table-cell table:style-name="ce3" office:value-type="float" office:value="6.31" calcext:value-type="float">
            <text:p>6,31</text:p>
          </table:table-cell>
          <table:table-cell table:formula="of:=[.D45]/100" office:value-type="float" office:value="0.0631" calcext:value-type="float">
            <text:p>0,0631</text:p>
          </table:table-cell>
          <table:table-cell table:formula="of:=0.01/100+[.D45]/10000" office:value-type="float" office:value="0.000731" calcext:value-type="float">
            <text:p>0,00073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7.26" calcext:value-type="float">
            <text:p>7,26</text:p>
          </table:table-cell>
          <table:table-cell table:style-name="ce5" table:formula="of:=[.D46]/100" office:value-type="float" office:value="0.0726" calcext:value-type="float">
            <text:p>0,0726</text:p>
          </table:table-cell>
          <table:table-cell table:formula="of:=0.01/100+[.D46]/10000" office:value-type="float" office:value="0.000826" calcext:value-type="float">
            <text:p>0,00082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6" table:number-columns-repeated="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V_in = 10</text:p>
          </table:table-cell>
          <table:table-cell table:style-name="ce6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_L (kOhm)</text:p>
          </table:table-cell>
          <table:table-cell table:style-name="ce2" office:value-type="string" calcext:value-type="string">
            <text:p>V_out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4.63" calcext:value-type="float">
            <text:p>4,6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0" office:value-type="float" office:value="4.63" calcext:value-type="float">
            <text:p>4,6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4.62" calcext:value-type="float">
            <text:p>4,6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0" office:value-type="float" office:value="4.62" calcext:value-type="float">
            <text:p>4,6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0" office:value-type="float" office:value="4.62" calcext:value-type="float">
            <text:p>4,6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0.8" calcext:value-type="float">
            <text:p>0,8</text:p>
          </table:table-cell>
          <table:table-cell table:style-name="ce10" office:value-type="float" office:value="4.61" calcext:value-type="float">
            <text:p>4,6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0.6" calcext:value-type="float">
            <text:p>0,6</text:p>
          </table:table-cell>
          <table:table-cell table:style-name="ce10" office:value-type="float" office:value="4.6" calcext:value-type="float">
            <text:p>4,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0.5" calcext:value-type="float">
            <text:p>0,5</text:p>
          </table:table-cell>
          <table:table-cell table:style-name="ce10" office:value-type="float" office:value="4.59" calcext:value-type="float">
            <text:p>4,5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0.4" calcext:value-type="float">
            <text:p>0,4</text:p>
          </table:table-cell>
          <table:table-cell table:style-name="ce10" office:value-type="float" office:value="4.58" calcext:value-type="float">
            <text:p>4,58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7" office:value-type="float" office:value="0.3" calcext:value-type="float">
            <text:p>0,3</text:p>
          </table:table-cell>
          <table:table-cell table:style-name="ce10" office:value-type="float" office:value="4.56" calcext:value-type="float">
            <text:p>4,56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7" office:value-type="float" office:value="0.25" calcext:value-type="float">
            <text:p>0,25</text:p>
          </table:table-cell>
          <table:table-cell table:style-name="ce10" office:value-type="float" office:value="4.54" calcext:value-type="float">
            <text:p>4,54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7" office:value-type="float" office:value="0.2" calcext:value-type="float">
            <text:p>0,2</text:p>
          </table:table-cell>
          <table:table-cell table:style-name="ce10" office:value-type="float" office:value="4.51" calcext:value-type="float">
            <text:p>4,51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7" office:value-type="float" office:value="0.15" calcext:value-type="float">
            <text:p>0,15</text:p>
          </table:table-cell>
          <table:table-cell table:style-name="ce10" office:value-type="float" office:value="4.45" calcext:value-type="float">
            <text:p>4,45</text:p>
          </table:table-cell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ce8" office:value-type="float" office:value="0.1" calcext:value-type="float">
            <text:p>0,1</text:p>
          </table:table-cell>
          <table:table-cell table:style-name="ce11" office:value-type="float" office:value="4.27" calcext:value-type="float">
            <text:p>4,27</text:p>
          </table:table-cell>
          <table:table-cell office:value-type="string" calcext:value-type="string">
            <text:p>esta por aquí cuando se deja de regular</text:p>
          </table:table-cell>
          <table:table-cell table:style-name="ce9"/>
          <table:table-cell table:number-columns-repeated="3"/>
        </table:table-row>
        <table:table-row table:style-name="ro1" table:number-rows-repeated="4">
          <table:table-cell/>
          <table:table-cell table:style-name="ce9"/>
          <table:table-cell table:style-name="Default"/>
          <table:table-cell/>
          <table:table-cell table:style-name="ce9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1:15:44.6539516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19:11:47.295020735</meta:creation-date>
    <dc:date>2022-08-25T12:36:22.294650432</dc:date>
    <meta:editing-duration>PT57M43S</meta:editing-duration>
    <meta:editing-cycles>6</meta:editing-cycles>
    <meta:generator>LibreOffice/6.4.7.2$Linux_X86_64 LibreOffice_project/40$Build-2</meta:generator>
    <meta:document-statistic meta:table-count="1" meta:cell-count="223" meta:object-count="0"/>
  </office:meta>
</office:document-meta>
</file>